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7.935cm"/>
    </style:style>
    <style:style style:name="pr2" style:family="presentation" style:parent-style-name="標準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17.935cm" svg:x="1.4cm" svg:y="0.837cm" presentation:class="subtitle">
          <draw:text-box>
            <text:p text:style-name="P1">CORE</text:p>
            <text:p text:style-name="P1"/>
            <text:p text:style-name="P1">○先週やったこと</text:p>
            <text:p text:style-name="P1">input命令のバグを直す→.ucfファイルの記載漏れ</text:p>
            <text:p text:style-name="P1">RS232Cのパリティビットをなくした</text:p>
            <text:p text:style-name="P1">命令ローダ完成</text:p>
            <text:p text:style-name="P1"><text:span text:style-name="T1"><text:s/></text:span><text:span text:style-name="T1">- </text:span><text:span text:style-name="T1">アセンブラが命令列のバイナリデータを作ってくれる</text:span></text:p>
            <text:p text:style-name="P1"><text:span text:style-name="T1"><text:s/></text:span><text:span text:style-name="T1">- </text:span><text:span text:style-name="T1">命令のバイナリを送る→初めの</text:span><text:span text:style-name="T1">16</text:span><text:span text:style-name="T1">命令の下位</text:span><text:span text:style-name="T1">1</text:span><text:span text:style-name="T1">バイトをループバック→実行</text:span></text:p>
            <text:p text:style-name="P1"><text:span text:style-name="T1"/></text:p>
            <text:p text:style-name="P1">○今週やること</text:p>
            <text:p text:style-name="P1">パイプライン実行の勉強</text:p>
            <text:p text:style-name="P1">FPUができたら組み込む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2-11-05T18:16:29</meta:creation-date>
    <meta:editing-duration>PT6M22S</meta:editing-duration>
    <meta:editing-cycles>2</meta:editing-cycles>
    <dc:date>2012-11-05T18:22:49</dc:date>
    <dc:creator>Koko MUROYA</dc:creator>
    <meta:document-statistic meta:object-count="24"/>
    <meta:generator>LibreOffice/3.3$Unix LibreOffice_project/330m19$Build-401</meta:generator>
  </office:meta>
</office:document-meta>
</file>